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493f" officeooo:paragraph-rsid="001a493f" style:font-size-asian="14pt" style:font-size-complex="14pt"/>
    </style:style>
    <style:style style:name="P2" style:family="paragraph" style:parent-style-name="Standard">
      <style:text-properties fo:font-size="14pt" officeooo:rsid="001a493f" officeooo:paragraph-rsid="002f25a9" style:font-size-asian="14pt" style:font-size-complex="14pt"/>
    </style:style>
    <style:style style:name="P3" style:family="paragraph" style:parent-style-name="Standard">
      <style:text-properties fo:font-size="14pt" officeooo:rsid="001a493f" officeooo:paragraph-rsid="003105c1" style:font-size-asian="14pt" style:font-size-complex="14pt"/>
    </style:style>
    <style:style style:name="P4" style:family="paragraph" style:parent-style-name="Standard">
      <style:text-properties fo:font-size="14pt" officeooo:rsid="001a493f" officeooo:paragraph-rsid="0037a316" style:font-size-asian="14pt" style:font-size-complex="14pt"/>
    </style:style>
    <style:style style:name="P5" style:family="paragraph" style:parent-style-name="Standard">
      <style:text-properties fo:font-size="14pt" officeooo:rsid="001ca540" officeooo:paragraph-rsid="001ca540" style:font-size-asian="14pt" style:font-size-complex="14pt"/>
    </style:style>
    <style:style style:name="P6" style:family="paragraph" style:parent-style-name="Standard">
      <style:text-properties fo:font-size="14pt" officeooo:rsid="0020831c" officeooo:paragraph-rsid="0020831c" style:font-size-asian="14pt" style:font-size-complex="14pt"/>
    </style:style>
    <style:style style:name="P7" style:family="paragraph" style:parent-style-name="Standard">
      <style:text-properties fo:font-size="14pt" officeooo:rsid="002a0261" officeooo:paragraph-rsid="0037a316" style:font-size-asian="14pt" style:font-size-complex="14pt"/>
    </style:style>
    <style:style style:name="P8" style:family="paragraph" style:parent-style-name="Standard">
      <style:text-properties fo:font-size="14pt" officeooo:rsid="002a0261" officeooo:paragraph-rsid="002a0261" style:font-size-asian="14pt" style:font-size-complex="14pt"/>
    </style:style>
    <style:style style:name="P9" style:family="paragraph" style:parent-style-name="Standard">
      <style:text-properties fo:font-size="14pt" officeooo:rsid="00276895" officeooo:paragraph-rsid="001a493f" style:font-size-asian="14pt" style:font-size-complex="14pt"/>
    </style:style>
    <style:style style:name="P10" style:family="paragraph" style:parent-style-name="Standard">
      <style:text-properties fo:font-size="14pt" officeooo:rsid="003a107d" officeooo:paragraph-rsid="001a493f" style:font-size-asian="14pt" style:font-size-complex="14pt"/>
    </style:style>
    <style:style style:name="P11" style:family="paragraph" style:parent-style-name="Standard">
      <style:text-properties officeooo:paragraph-rsid="001a493f"/>
    </style:style>
    <style:style style:name="P12" style:family="paragraph" style:parent-style-name="Standard">
      <style:text-properties officeooo:paragraph-rsid="0037a316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bold" officeooo:rsid="001a493f" officeooo:paragraph-rsid="001a493f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4pt" officeooo:rsid="002a0261" officeooo:paragraph-rsid="002a0261" style:font-size-asian="14pt" style:font-size-complex="14pt"/>
    </style:style>
    <style:style style:name="P15" style:family="paragraph" style:parent-style-name="Standard">
      <style:text-properties officeooo:paragraph-rsid="00413acd"/>
    </style:style>
    <style:style style:name="P16" style:family="paragraph" style:parent-style-name="Standard">
      <style:text-properties officeooo:paragraph-rsid="00424e2f"/>
    </style:style>
    <style:style style:name="T1" style:family="text">
      <style:text-properties officeooo:rsid="001c3d27"/>
    </style:style>
    <style:style style:name="T2" style:family="text">
      <style:text-properties officeooo:rsid="001ca540"/>
    </style:style>
    <style:style style:name="T3" style:family="text">
      <style:text-properties officeooo:rsid="001d75e8"/>
    </style:style>
    <style:style style:name="T4" style:family="text">
      <style:text-properties officeooo:rsid="0020831c"/>
    </style:style>
    <style:style style:name="T5" style:family="text">
      <style:text-properties officeooo:rsid="00220499"/>
    </style:style>
    <style:style style:name="T6" style:family="text">
      <style:text-properties officeooo:rsid="0022fc41"/>
    </style:style>
    <style:style style:name="T7" style:family="text">
      <style:text-properties officeooo:rsid="002481eb"/>
    </style:style>
    <style:style style:name="T8" style:family="text">
      <style:text-properties officeooo:rsid="0024f061"/>
    </style:style>
    <style:style style:name="T9" style:family="text">
      <style:text-properties officeooo:rsid="002653ae"/>
    </style:style>
    <style:style style:name="T10" style:family="text">
      <style:text-properties officeooo:rsid="00276895"/>
    </style:style>
    <style:style style:name="T11" style:family="text">
      <style:text-properties fo:font-size="14pt" officeooo:rsid="001a493f" style:font-size-asian="14pt" style:font-size-complex="14pt"/>
    </style:style>
    <style:style style:name="T12" style:family="text">
      <style:text-properties fo:font-size="14pt" officeooo:rsid="00276895" style:font-size-asian="14pt" style:font-size-complex="14pt"/>
    </style:style>
    <style:style style:name="T13" style:family="text">
      <style:text-properties fo:font-size="14pt" officeooo:rsid="0028b4b9" style:font-size-asian="14pt" style:font-size-complex="14pt"/>
    </style:style>
    <style:style style:name="T14" style:family="text">
      <style:text-properties fo:font-size="14pt" officeooo:rsid="0028d3cf" style:font-size-asian="14pt" style:font-size-complex="14pt"/>
    </style:style>
    <style:style style:name="T15" style:family="text">
      <style:text-properties fo:font-size="14pt" officeooo:rsid="002a0261" style:font-size-asian="14pt" style:font-size-complex="14pt"/>
    </style:style>
    <style:style style:name="T16" style:family="text">
      <style:text-properties fo:font-size="14pt" officeooo:rsid="002c986a" style:font-size-asian="14pt" style:font-size-complex="14pt"/>
    </style:style>
    <style:style style:name="T17" style:family="text">
      <style:text-properties fo:font-size="14pt" officeooo:rsid="0037a316" style:font-size-asian="14pt" style:font-size-complex="14pt"/>
    </style:style>
    <style:style style:name="T18" style:family="text">
      <style:text-properties fo:font-size="14pt" officeooo:rsid="0039889e" style:font-size-asian="14pt" style:font-size-complex="14pt"/>
    </style:style>
    <style:style style:name="T19" style:family="text">
      <style:text-properties fo:font-size="14pt" officeooo:rsid="003a107d" style:font-size-asian="14pt" style:font-size-complex="14pt"/>
    </style:style>
    <style:style style:name="T20" style:family="text">
      <style:text-properties fo:font-size="14pt" fo:font-weight="bold" officeooo:rsid="00397781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39889e" style:font-size-asian="14pt" style:font-weight-asian="bold" style:font-size-complex="14pt" style:font-weight-complex="bold"/>
    </style:style>
    <style:style style:name="T22" style:family="text">
      <style:text-properties officeooo:rsid="002d7f7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97781" style:font-weight-asian="bold" style:font-weight-complex="bold"/>
    </style:style>
    <style:style style:name="T25" style:family="text">
      <style:text-properties fo:font-weight="bold" officeooo:rsid="00413acd" style:font-weight-asian="bold" style:font-weight-complex="bold"/>
    </style:style>
    <style:style style:name="T2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7" style:family="text">
      <style:text-properties fo:font-size="18pt" style:text-underline-style="solid" style:text-underline-width="auto" style:text-underline-color="font-color" fo:font-weight="bold" officeooo:rsid="003105c1" style:font-size-asian="18pt" style:font-weight-asian="bold" style:font-size-complex="18pt" style:font-weight-complex="bold"/>
    </style:style>
    <style:style style:name="T28" style:family="text">
      <style:text-properties officeooo:rsid="003daa75"/>
    </style:style>
    <style:style style:name="T29" style:family="text">
      <style:text-properties officeooo:rsid="003f6ed9"/>
    </style:style>
    <style:style style:name="T30" style:family="text">
      <style:text-properties officeooo:rsid="00413acd"/>
    </style:style>
    <style:style style:name="T31" style:family="text">
      <style:text-properties fo:font-variant="normal" fo:text-transform="none" fo:color="#333333" style:font-name="Consolas" fo:font-size="10.5pt" fo:letter-spacing="normal" fo:font-style="normal" fo:font-weight="normal"/>
    </style:style>
    <style:style style:name="T32" style:family="text">
      <style:text-properties fo:font-variant="normal" fo:text-transform="none" fo:color="#333333" style:font-name="Consolas" fo:font-size="10.5pt" fo:letter-spacing="normal" fo:font-style="normal" fo:font-weight="bold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fo:font-variant="normal" fo:text-transform="none" fo:color="#dd1144" style:font-name="Consolas" fo:font-size="10.5pt" fo:letter-spacing="normal" fo:font-style="normal" fo:font-weight="normal"/>
    </style:style>
    <style:style style:name="T35" style:family="text">
      <style:text-properties fo:font-variant="normal" fo:text-transform="none" fo:color="#dd1144" style:font-name="Consolas" fo:font-size="10.5pt" fo:letter-spacing="normal" fo:font-style="normal" fo:font-weight="bold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weight="bold" officeooo:rsid="00413ac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)Characters processing (C++)(<text:span text:style-name="T7">Giống một vecto)</text:span></text:p>
      <text:p text:style-name="P1"><text:tab/><text:span text:style-name="T26">-Nhập xuất:</text:span></text:p>
      <text:p text:style-name="P13"/>
      <text:p text:style-name="P3"><text:tab/><text:tab/>-<text:span text:style-name="T2">string word(“String”): Khai báo word = String;</text:span></text:p>
      <text:p text:style-name="P3"><text:tab/><text:span text:style-name="T2"><text:tab/>-sring word(n,’kitu’):Khai báo word = kitu+kitu+...+kitu(n ki tu)</text:span></text:p>
      <text:p text:style-name="P3"><text:tab/><text:tab/><text:span text:style-name="T2">VD: string word(5,’O’)→word=OOOOO</text:span></text:p>
      <text:p text:style-name="P3"><text:tab/><text:tab/><text:span text:style-name="T8">getline(cin,string) : Đọc xâu cả dòng;</text:span></text:p>
      <text:p text:style-name="P3"/>
      <text:p text:style-name="P3"><text:tab/><text:span text:style-name="T26">-</text:span><text:span text:style-name="T27">Xử lí:</text:span></text:p>
      <text:p text:style-name="P1"/>
      <text:p text:style-name="P1"><text:tab/><text:span text:style-name="T23">Độ dài:</text:span> -<text:span text:style-name="T1">String.length(): Độ dài xâu kí tự</text:span></text:p>
      <text:p text:style-name="P1"><text:tab/></text:p>
      <text:p text:style-name="P1"><text:tab/><text:span text:style-name="T24">So sánh xâu:</text:span></text:p>
      <text:p text:style-name="P4"><text:tab/><text:span text:style-name="T10">-So sánh xâu thì dùng như với số nguyên còn so sánh phần tử phải dùng <text:tab/>compare()</text:span></text:p>
      <text:p text:style-name="P12"><text:span text:style-name="T13"><text:tab/>-</text:span><text:span text:style-name="T14">String1.compare(String2)!=0: Xâu 1 có bằng xâu 2 không</text:span></text:p>
      <text:p text:style-name="P12"><text:span text:style-name="T14"><text:tab/>-String</text:span><text:span text:style-name="T15">1</text:span><text:span text:style-name="T14">.</text:span><text:span text:style-name="T15">compare(vitri,sokitu,String2)==0:So sánh String2 có bằng xâu trích từ vị <text:tab/>trí vitri số kí tự là sokitu của String1 không</text:span></text:p>
      <text:p text:style-name="P7"><text:tab/>- String1.compare(vitri1,sokitu1,String2,vitri2,sokitu2)==0: So sánh xâu trích từ <text:tab/>vị trí vitri1 lấy số kí tự là sokitu1 của String 1 với xâu trích từ vị trí vitri2 lấy số kí <text:tab/>tự là sokitu2 của String2 có bằng nhau không</text:p>
      <text:p text:style-name="P1"><text:tab/></text:p>
      <text:p text:style-name="P1"><text:tab/><text:span text:style-name="T24">Tìm kiếm xâu</text:span></text:p>
      <text:p text:style-name="P1"><text:tab/>-<text:span text:style-name="T1">String.find(string1,vitri):Tìm vị trí đầu của string1 trong String từ vị trí vitri có <text:tab/>hay không</text:span></text:p>
      <text:p text:style-name="P1"><text:tab/>-<text:span text:style-name="T22">String.find(char *s,vitri):Tìm mảng kí tự s kết thúc = NULL có trong String hay <text:tab/>không từ vị trí vitri</text:span></text:p>
      <text:p text:style-name="P2"><text:tab/>-<text:span text:style-name="T22">String.find(string S,vitri):Tìm xâu S có trong String hay không từ vị trí vitri</text:span></text:p>
      <text:p text:style-name="P2"><text:tab/>-Chú ý:find() là tìm kiếm xuôi ngược với nó là rfind() tìm kiếm ngược:</text:p>
      <text:p text:style-name="P1"><text:tab/></text:p>
      <text:p text:style-name="P1"><text:tab/><text:span text:style-name="T24">Xóa xâu</text:span></text:p>
      <text:p text:style-name="P1"><text:tab/>-<text:span text:style-name="T1">String.erase(vitri,sokitu): Xóa từ đâu bao nhiêu kí tự, không có sokitu thì xóa <text:s text:c="4"/><text:tab/>hết từ đó đến cuối</text:span></text:p>
      <text:p text:style-name="P1"/>
      <text:p text:style-name="P1"><text:tab/><text:span text:style-name="T24">Làm rỗng xâu</text:span></text:p>
      <text:p text:style-name="P1"><text:tab/>-<text:span text:style-name="T1">String.clear(): Làm rỗng xâu.</text:span></text:p>
      <text:p text:style-name="P1"><text:tab/></text:p>
      <text:p text:style-name="P1"><text:tab/><text:span text:style-name="T24">Kiểm tra xâu</text:span></text:p>
      <text:p text:style-name="P1"><text:tab/>-<text:span text:style-name="T3">String.empty():Kiểm tra xâu có rỗng không</text:span></text:p>
      <text:p text:style-name="P1"/>
      <text:p text:style-name="P1"><text:tab/></text:p>
      <text:p text:style-name="P1"><text:soft-page-break/><text:tab/><text:span text:style-name="T24">Lấy xâu con</text:span></text:p>
      <text:p text:style-name="P1"><text:tab/>-<text:span text:style-name="T9">String.substr(vitri,sokitu): pick chuỗi con từ vị trí, lấy sokitu</text:span></text:p>
      <text:p text:style-name="P1"><text:tab/></text:p>
      <text:p text:style-name="P1"><text:tab/><text:span text:style-name="T24">Chèn xâu:</text:span></text:p>
      <text:p text:style-name="P11"><text:span text:style-name="T11"><text:tab/>-</text:span><text:span text:style-name="T12">String.insert(vitri,char *s): Chèn mảng kí tự s(tính đến </text:span><text:span text:style-name="T16">NULL</text:span><text:span text:style-name="T12">) vào vị trí vitri;</text:span></text:p>
      <text:p text:style-name="P9"><text:tab/>-String.insert(vitri,string S):Chèn xâu S vào vị trí vitri</text:p>
      <text:p text:style-name="P9"><text:tab/>-String.insert(vitri,n,ch): chèn n kí tự ch vào vị trí vitri</text:p>
      <text:p text:style-name="P9"/>
      <text:p text:style-name="P11"><text:span text:style-name="T12"><text:tab/></text:span><text:span text:style-name="T20">Thay thế một đoạn trong xâu</text:span></text:p>
      <text:p text:style-name="P11"><text:span text:style-name="T12"><text:tab/>-</text:span><text:span text:style-name="T17">Giống hệt hàm insert thay insert bằng replace(Thay thế một đoạn trong xâu)</text:span></text:p>
      <text:p text:style-name="P9"/>
      <text:p text:style-name="P11"><text:span text:style-name="T12"><text:tab/></text:span><text:span text:style-name="T21">Tách xâu kí tự thành nhiều xâu con thông qua các dấu “ “</text:span></text:p>
      <text:p text:style-name="P11"><text:span text:style-name="T18"><text:tab/>-</text:span><text:span text:style-name="T19">Khai báo: stringstream ss(String),string split</text:span></text:p>
      <text:p text:style-name="P10"><text:tab/>-Dòng lệnh : While(ss&gt;&gt;split){</text:p>
      <text:p text:style-name="P10"><text:tab/><text:tab/>cout &lt;&lt; split &lt;&lt;endl;</text:p>
      <text:p text:style-name="P10"><text:tab/>}</text:p>
      <text:p text:style-name="P8"><text:tab/></text:p>
      <text:p text:style-name="P8"><text:tab/><text:span text:style-name="T36">-</text:span><text:span text:style-name="T37">Bỏ enter thừa:</text:span></text:p>
      <text:p text:style-name="P15"><text:span text:style-name="T15"><text:tab/>-</text:span><text:span text:style-name="T32">void</text:span><text:span text:style-name="T31"> </text:span><text:span text:style-name="T35">clean_stdin</text:span><text:span text:style-name="T31">(</text:span><text:span text:style-name="T32">void</text:span><text:span text:style-name="T31">) </text:span></text:p>
      <text:p text:style-name="P15"><text:span text:style-name="T31"><text:tab/>{</text:span></text:p>
      <text:p text:style-name="P15"><text:span text:style-name="T31"><text:tab/> </text:span><text:span text:style-name="T32">Int</text:span><text:span text:style-name="T33"> </text:span><text:span text:style-name="T31">c; </text:span></text:p>
      <text:p text:style-name="P16"><text:span text:style-name="T31"><text:tab/></text:span><text:span text:style-name="T32">do</text:span><text:span text:style-name="T33"> </text:span><text:span text:style-name="T31">{ </text:span></text:p>
      <text:p text:style-name="P16"><text:span text:style-name="T31"><text:tab/>c = getchar(); </text:span></text:p>
      <text:p text:style-name="P15"><text:span text:style-name="T31"><text:tab/>}</text:span></text:p>
      <text:p text:style-name="P15"><text:span text:style-name="T31"><text:tab/> </text:span><text:span text:style-name="T32">while</text:span><text:span text:style-name="T33"> </text:span><text:span text:style-name="T31">(c != </text:span><text:span text:style-name="T34">'\n'</text:span><text:span text:style-name="T33"> </text:span><text:span text:style-name="T31">&amp;&amp; c != EOF); </text:span></text:p>
      <text:p text:style-name="P15"><text:span text:style-name="T31">} </text:span><text:line-break/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+)Vecto processing(C++)<text:span text:style-name="T5">(same sector)<text:tab/></text:span></text:p>
      <text:p text:style-name="P6"/>
      <text:p text:style-name="P6"><text:tab/><text:span text:style-name="T23">-Khai báo : </text:span>-)vecto&lt;Kiểu dữ liệu&gt; tên(số lượng , giá trị)</text:p>
      <text:p text:style-name="P6"><text:tab/><text:tab/> <text:s text:c="9"/>-)vecto&lt;Kiểu dữ liệu&gt;tên</text:p>
      <text:p text:style-name="P6"><text:tab/><text:tab/><text:tab/>-)<text:span text:style-name="T28">Kiểu dữ liệu::iterator biến (Khai báo con trỏ chạy trong vecto)</text:span></text:p>
      <text:p text:style-name="P5"><text:tab/>-tên.push_back<text:span text:style-name="T4">(Data): Thêm dữ liệu vào sau dữ liệu trước</text:span></text:p>
      <text:p text:style-name="P5"><text:tab/></text:p>
      <text:p text:style-name="P5"><text:tab/>-<text:span text:style-name="T4">tên.pop_back(): Lấy dữ liệu cuối (xóa luôn đi)</text:span></text:p>
      <text:p text:style-name="P5"><text:tab/></text:p>
      <text:p text:style-name="P1"><text:tab/>-<text:span text:style-name="T6">tên.begin(): dữ liệu đầu</text:span></text:p>
      <text:p text:style-name="P1"/>
      <text:p text:style-name="P1"><text:tab/>-<text:span text:style-name="T6">tên.end(): dữ liệu cuối</text:span></text:p>
      <text:p text:style-name="P1"/>
      <text:p text:style-name="P1"><text:tab/>-<text:span text:style-name="T29">tên.size():kích thước của vecto;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12:31.270276494</meta:creation-date>
    <dc:date>2018-12-20T19:13:20.718034380</dc:date>
    <meta:editing-duration>PT3H30M12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398" meta:character-count="2448" meta:non-whitespace-character-count="2004"/>
  </office:meta>
</office:document-meta>
</file>